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4c43f" officeooo:paragraph-rsid="0014c43f"/>
    </style:style>
    <style:style style:name="P2" style:family="paragraph" style:parent-style-name="Standard">
      <style:text-properties officeooo:rsid="0014c43f" officeooo:paragraph-rsid="00162613"/>
    </style:style>
    <style:style style:name="P3" style:family="paragraph" style:parent-style-name="Standard">
      <style:text-properties officeooo:rsid="0014c43f" officeooo:paragraph-rsid="0014c43f"/>
    </style:style>
    <style:style style:name="P4" style:family="paragraph" style:parent-style-name="Standard">
      <style:text-properties officeooo:rsid="0018f082" officeooo:paragraph-rsid="0018f082"/>
    </style:style>
    <style:style style:name="T1" style:family="text">
      <style:text-properties officeooo:rsid="001626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tronomy API <text:span text:style-name="T1">– </text:span><text:a xlink:type="simple" xlink:href="https://astronomyapi.com/" text:style-name="Internet_20_link" text:visited-style-name="Visited_20_Internet_20_Link"><text:span text:style-name="T1">https://astronomyapi.com/</text:span></text:a><text:span text:style-name="T1"> <text:s/>/// email + IEA8mul + IEA + 8 + mul8 + IEA</text:span></text:p>
      <text:p text:style-name="P1"/>
      <text:p text:style-name="P1">application ID</text:p>
      <text:p text:style-name="P1">adb8f84e-3dad-445b-acc5-92beddb1113a</text:p>
      <text:p text:style-name="P1"/>
      <text:p text:style-name="P1">Application Secret</text:p>
      <text:p text:style-name="P1">22e15557d1fd330bf114fd8948d33c8542c036f19041b97c166e43ba8cb775fea5aec3551f6ebee38d512f4b3c144c5645600cb96fed05af15d506d9c8717eaea42bdd103fc963fdbdc68e3b52bbd44b7bced65767ef7015d9de9a654318b93bf9b275f99f47b38d15c9ee67998f301c</text:p>
      <text:p text:style-name="P1"/>
      <text:p text:style-name="P4">lat = 42.35001, -710722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4T09:10:59.078559750</meta:creation-date>
    <dc:date>2022-10-13T16:20:34.983348988</dc:date>
    <meta:editing-duration>PT8M52S</meta:editing-duration>
    <meta:editing-cycles>4</meta:editing-cycles>
    <meta:generator>LibreOffice/5.3.6.1$Linux_X86_64 LibreOffice_project/30$Build-1</meta:generator>
    <meta:document-statistic meta:table-count="0" meta:image-count="0" meta:object-count="0" meta:page-count="1" meta:paragraph-count="6" meta:word-count="25" meta:character-count="401" meta:non-whitespace-character-count="380"/>
  </office:meta>
</office:document-meta>
</file>